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t" fo:country="E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4" table:default-cell-style-name="ce3"/>
        <table:table-row table:style-name="ro1">
          <table:table-cell/>
          <table:table-cell table:style-name="Default" office:value-type="string">
            <text:p>mänd</text:p>
          </table:table-cell>
          <table:table-cell table:style-name="Default" office:value-type="string">
            <text:p>kuusk</text:p>
          </table:table-cell>
          <table:table-cell table:style-name="Default" office:value-type="string">
            <text:p>kask</text:p>
          </table:table-cell>
          <table:table-cell table:style-name="Default" office:value-type="string">
            <text:p>muu</text:p>
          </table:table-cell>
        </table:table-row>
        <table:table-row table:style-name="ro2">
          <table:table-cell office:value-type="string">
            <text:p>Keskmine kui prognoos</text:p>
          </table:table-cell>
          <table:table-cell office:value-type="string">
            <text:p>0.3893466</text:p>
          </table:table-cell>
          <table:table-cell office:value-type="string">
            <text:p>0.2615001</text:p>
          </table:table-cell>
          <table:table-cell office:value-type="string">
            <text:p>0.2962271</text:p>
          </table:table-cell>
          <table:table-cell office:value-type="string">
            <text:p>0.2545750</text:p>
          </table:table-cell>
        </table:table-row>
        <table:table-row table:style-name="ro2">
          <table:table-cell office:value-type="string">
            <text:p>CART, no max depth</text:p>
          </table:table-cell>
          <table:table-cell office:value-type="string">
            <text:p>0.2565265</text:p>
          </table:table-cell>
          <table:table-cell office:value-type="string">
            <text:p>0.236549</text:p>
          </table:table-cell>
          <table:table-cell office:value-type="string">
            <text:p>0.3160572</text:p>
          </table:table-cell>
          <table:table-cell office:value-type="string">
            <text:p>0.2474667</text:p>
          </table:table-cell>
        </table:table-row>
        <table:table-row table:style-name="ro2">
          <table:table-cell office:value-type="string">
            <text:p>CART,max depth 40</text:p>
          </table:table-cell>
          <table:table-cell office:value-type="string">
            <text:p>0.250586</text:p>
          </table:table-cell>
          <table:table-cell office:value-type="string">
            <text:p>0.2353349</text:p>
          </table:table-cell>
          <table:table-cell office:value-type="string">
            <text:p>0.3014521</text:p>
          </table:table-cell>
          <table:table-cell office:value-type="string">
            <text:p>0.2439211</text:p>
          </table:table-cell>
        </table:table-row>
        <table:table-row table:style-name="ro2">
          <table:table-cell table:style-name="ce1" office:value-type="string">
            <text:p>CART, max depth 40, min_sample_leaf 4</text:p>
          </table:table-cell>
          <table:table-cell office:value-type="string">
            <text:p>0.2363649</text:p>
          </table:table-cell>
          <table:table-cell office:value-type="string">
            <text:p>0.2120966</text:p>
          </table:table-cell>
          <table:table-cell office:value-type="string">
            <text:p>0.2735971</text:p>
          </table:table-cell>
          <table:table-cell office:value-type="string">
            <text:p>0.2210007</text:p>
          </table:table-cell>
        </table:table-row>
        <table:table-row table:style-name="ro2">
          <table:table-cell table:style-name="ce2" office:value-type="string">
            <text:p>CART, max depth 40, min_sample_leaf 10</text:p>
          </table:table-cell>
          <table:table-cell table:style-name="ce4" office:value-type="string">
            <text:p>0.2104611</text:p>
          </table:table-cell>
          <table:table-cell table:style-name="ce4" office:value-type="string">
            <text:p>0.1863464</text:p>
          </table:table-cell>
          <table:table-cell table:style-name="ce4" office:value-type="string">
            <text:p>0.2448955</text:p>
          </table:table-cell>
          <table:table-cell table:style-name="ce4" office:value-type="string">
            <text:p>0.2016162</text:p>
          </table:table-cell>
        </table:table-row>
        <table:table-row table:style-name="ro2">
          <table:table-cell table:style-name="ce2" office:value-type="string">
            <text:p>KNN, eraldi arvutatud, kõigil sama arv naabreid (13)</text:p>
          </table:table-cell>
          <table:table-cell table:style-name="ce4" office:value-type="string">
            <text:p>0.1730316</text:p>
          </table:table-cell>
          <table:table-cell table:style-name="ce4" office:value-type="string">
            <text:p>0.1652492</text:p>
          </table:table-cell>
          <table:table-cell table:style-name="ce4" office:value-type="string">
            <text:p>0.1998289</text:p>
          </table:table-cell>
          <table:table-cell table:style-name="ce4" office:value-type="string">
            <text:p>0.1566837</text:p>
          </table:table-cell>
        </table:table-row>
        <table:table-row table:style-name="ro2">
          <table:table-cell office:value-type="string">
            <text:p>KNN kui summa EI võrdu 1</text:p>
          </table:table-cell>
          <table:table-cell office:value-type="string">
            <text:p>0.1720034</text:p>
          </table:table-cell>
          <table:table-cell office:value-type="string">
            <text:p>0.1680711</text:p>
          </table:table-cell>
          <table:table-cell office:value-type="string">
            <text:p>0.2105867</text:p>
          </table:table-cell>
          <table:table-cell office:value-type="string">
            <text:p>0.1558214</text:p>
          </table:table-cell>
        </table:table-row>
        <table:table-row table:style-name="ro2">
          <table:table-cell table:style-name="ce2" office:value-type="string">
            <text:p>KNN, erinev arv naabreid</text:p>
          </table:table-cell>
          <table:table-cell table:style-name="ce4" office:value-type="string">
            <text:p>0.1718346</text:p>
          </table:table-cell>
          <table:table-cell table:style-name="ce4" office:value-type="string">
            <text:p>0.1643239</text:p>
          </table:table-cell>
          <table:table-cell table:style-name="ce4" office:value-type="string">
            <text:p>0.2012835</text:p>
          </table:table-cell>
          <table:table-cell table:style-name="ce4" office:value-type="string">
            <text:p>0.1566168</text:p>
          </table:table-cell>
        </table:table-row>
        <table:table-row table:style-name="ro2">
          <table:table-cell office:value-type="string">
            <text:p>Multinom 50%+kaasatud</text:p>
          </table:table-cell>
          <table:table-cell office:value-type="string">
            <text:p>0.5412408</text:p>
          </table:table-cell>
          <table:table-cell office:value-type="string">
            <text:p>0.3754911</text:p>
          </table:table-cell>
          <table:table-cell office:value-type="string">
            <text:p>0.4482294</text:p>
          </table:table-cell>
          <table:table-cell office:value-type="string">
            <text:p>0.3732391</text:p>
          </table:table-cell>
        </table:table-row>
        <table:table-row table:style-name="ro2">
          <table:table-cell office:value-type="string">
            <text:p>multinom kaaludega, 50%+ kaasatud</text:p>
          </table:table-cell>
          <table:table-cell office:value-type="string">
            <text:p>0.548441</text:p>
          </table:table-cell>
          <table:table-cell office:value-type="string">
            <text:p>0.404514</text:p>
          </table:table-cell>
          <table:table-cell office:value-type="string">
            <text:p>0.4581167</text:p>
          </table:table-cell>
          <table:table-cell office:value-type="string">
            <text:p>0.380759</text:p>
          </table:table-cell>
        </table:table-row>
        <table:table-row table:style-name="ro2">
          <table:table-cell office:value-type="string">
            <text:p>Multinom pca, 50+</text:p>
          </table:table-cell>
          <table:table-cell office:value-type="string">
            <text:p>0.4928731</text:p>
          </table:table-cell>
          <table:table-cell office:value-type="string">
            <text:p>0.3136696</text:p>
          </table:table-cell>
          <table:table-cell office:value-type="string">
            <text:p>0.3623811</text:p>
          </table:table-cell>
          <table:table-cell office:value-type="string">
            <text:p>0.315576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14.03.2019</text:date>, <text:time>05:1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s Ploompuu</meta:initial-creator>
    <meta:creation-date>2019-03-13T15:34:28.82</meta:creation-date>
    <dc:date>2019-03-14T05:18:38</dc:date>
    <dc:creator>Mats Ploompuu</dc:creator>
    <meta:editing-duration>PT2H28M18S</meta:editing-duration>
    <meta:editing-cycles>2</meta:editing-cycles>
    <meta:generator>OpenOffice/4.1.6$Win32 OpenOffice.org_project/416m1$Build-9790</meta:generator>
    <meta:document-statistic meta:table-count="3" meta:cell-count="59" meta:object-count="0"/>
  </office:meta>
</office:document-meta>
</file>